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4" text:outline-level="4"><text:bookmark-start text:name="thesis-ii-the-monster-always-escapes"/>Thesis II: The Monster Always Escapes<text:bookmark-end text:name="thesis-ii-the-monster-always-escapes"/></text:h>
      <text:p text:style-name="First_20_paragraph">We see the damage that the monster wreaks, the material remains (the footprints of the yeti across Tibetan snow, the bones of the giant stranded on a rocky cliff), but the monster itself turns immaterial and vanishes, to reappear someplace else (for who is the yeti if not the medieval wild man? Who is the wild man if not the biblical and classical giant?). No matter how many times King Arthur killed the ogre of Mount Saint Michael, the monster reappeared in another heroic chronicle, bequeathing the Middle Ages an abundance of <text:span text:style-name="T1">morte d’Arthurs.</text:span> Regardless of how many times Sigourney Weaver’s beleaguered Ripley utterly destroys the Monster Culture (Seven Theses) 5 ambiguous Alien that stalks her, its monstrous progeny return, ready to stalk again in another bigger-than-ever sequel. No monster tastes of death but once. The anxiety that condenses like green vapor into the form of the vampire can be dispersed temporarily, but the revenant by definition returns. And so the monster’s body is both corporal and incorporeal; its threat is its propensity to shift. Each time the grave opens and the unquiet slumberer strides forth (“come from the dead, / Come back to tell you all”), the message pro- claimed is transformed by the air that gives its speaker new life. Monsters must be examined within the intricate matrix of relations (social, cul- tural, and literary-historical) that generate them. In speaking of the new kind of vampire invented by Bram Stoker, we might explore the foreign count’s transgressive but compelling sexuality, as subtly alluring to Jonathan Harker as Henry Irving, Stoker’s mentor, was to Stoker.<text:note text:id="ftn0" text:note-class="footnote"><text:note-citation>1</text:note-citation><text:note-body><text:p text:style-name="Footnote">I realize that this is an interpretive biographical maneuver Barthes would surely have called “the living death of the author.”</text:p></text:note-body></text:note> Or we might analyze Murnau’s self-loathing appropriation of the same demon in <text:span text:style-name="T1">Nosferatu,</text:span> where in the face of nascent fascism the undercurrent of desire surfaces in plague and bodily corruption. Anne Rice has given the myth a modern rewriting in which homosexuality and vampirism have been conjoined, apotheosized; that she has created a pop culture phenomenon in the process is not insignificant, especially at a time when gender as a construct has been scrutinized at almost every social register. In Francis Coppola’s recent blockbuster, Bram Stoker’s <text:span text:style-name="T1">Dracula,</text:span> the homosexual subtext present at least since the appearance of Sheridan Le Fanu’s lesbian lamia (<text:span text:style-name="T1">Carmilla,</text:span> 1872) has, like the red corpuscles that serve as the film’s leitmotif, risen to the surface, primarily as an AIDS awareness that transforms the disease of vampirism into a sadistic (and very medieval) form of redemption through the torments of the body in pain. No coincidence, then, that Coppola was putting together a documentary on AIDS at the same time he was working on <text:span text:style-name="T1">Dracula.</text:span> In each of these vampire stories, the undead returns in slightly different clothing, each time to be read against contemporary social movements or a specific, determining event: <text:span text:style-name="T1">la décadence</text:span> and its new possibilities, homophobia and its hateful imperatives, the acceptance of new subjectivities unfixed by binary gender, a fin de siécle social activism paternalistic in its embrace. Discourse extracting a transcultural, transtemporal phenomenon labeled “the vampire” is of rather limited utility; even if vampiric figures are found almost worldwide, from ancient Egypt to modern Hollywood, each reappearance and its analysis is still bound in a double act of construction and reconstitution.<text:note text:id="ftn1" text:note-class="footnote"><text:note-citation>2</text:note-citation><text:note-body><text:p text:style-name="Footnote">Thus the superiority of Joan Copjec’s “Vampires, Breast-feeding, and Anxiety,” October 58 (Fall 1991): 25-43, to Paul Barber’s <text:span text:style-name="T1">Vampires, Burial, and Death: Folklore and Reality</text:span> (New Haven, Conn.: Yale University Press, 1988).</text:p></text:note-body></text:note> “Monster theory” must therefore concern itself with strings of cultural moments, connected by a logic that always threatens to shift; invigorated by change and escape, by the impossibility of achieving what Susan Stewart calls the desired “fall or death, the stopping” of its gigantic subject,<text:note text:id="ftn2" text:note-class="footnote"><text:note-citation>3</text:note-citation><text:note-body><text:p text:style-name="Footnote">“The giant is represented through movement, through being in time. Even in the ascription of the still landscape to the giant, it is the activities of the giant, his or her legendary actions, that have resulted in the observable trace. In contrast to the still and perfect universe of the miniature, the gigantic represents the order and disorder of historical forces.” Susan Stewart, <text:span text:style-name="T1">On Longing: Narratives of the Miniature, the Gigantic, the Souvenir, the Collection</text:span> (Baltimore: Johns Hopkins University Press, 1984), 86.</text:p></text:note-body></text:note> monstrous interpretation is as much process as epiphany, a work that must content itself with fragments (footprints, bones, talismans, teeth, shadows, obscured glimpses—signifiers of monstrous passing that stand in for the monstrous body itself).</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